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ize="11pt" style:font-name-asian="Times New Roman2" style:font-size-asian="12pt" style:font-name-complex="Times New Roman2" style:font-size-complex="12pt"/>
    </style:style>
    <style:style style:name="T9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56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Сигнал меньше уставки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5">C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2.3cm" draw:z-index="1"><draw:image xlink:href="../images/3056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Блок представляет собой релейное звено с зоной нечувствительности<text:span text:style-name="T2">:</text:span> <text:span text:style-name="T5">н</text:span>а выходе блок формирует логическую 1, если входной сигнал <text:span text:style-name="T1">меньше</text:span> значения уставки, и логический 0, если сигнал стал больше уставки (с учетом зоны возврата, если она задана ненулевой):</text:p>
            <text:p text:style-name="P5"><text:span text:style-name="T8"><draw:frame draw:style-name="fr2" draw:name="Объект1" text:anchor-type="as-char" svg:width="6.488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</text:span></text:p>
            <text:p text:style-name="P4"><text:span text:style-name="T7">где </text:span><text:span text:style-name="T3">x(t)</text:span><text:span text:style-name="T4"> </text:span><text:span text:style-name="T7">– входн</text:span><text:span text:style-name="T6">ой</text:span><text:span text:style-name="T7"> сигнал; </text:span><text:span text:style-name="T3">y(t)</text:span><text:span text:style-name="T4"> </text:span><text:span text:style-name="T7">– </text:span><text:span text:style-name="T6">выходной</text:span><text:span text:style-name="T7"> сигнал; </text:span><text:span text:style-name="T3">a, x₀</text:span><text:span text:style-name="T4"> </text:span><text:span text:style-name="T7">– величина </text:span><text:span text:style-name="T6">зоны возврата и уставка</text:span><text:span text:style-name="T7">.</text:span></text:p>
            <text:p text:style-name="P4">Блок представляет собой субмодель. Для того чтобы посмотреть структуру алгоритма – нажмите правой кнопкой «Действия» <text:span text:style-name="T9">→</text:span> «Войти в субмодель».</text:p>
            <text:p text:style-name="P4"><text:span text:style-name="T1">Свойства</text:span>:</text:p>
            <text:list xml:id="list5407058091687263708" text:style-name="L1">
              <text:list-item>
                <text:p text:style-name="P6">Уставка — величина уставки, с которой сравнивается входной сигнал. Другими словами, нижняя граница переключения релейного звена.</text:p>
              </text:list-item>
              <text:list-item>
                <text:p text:style-name="P6">Зона возврата — величина, которая суммируется с уставкой для формирования верх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меньше уставки</dc:title>
    <dc:date>2014-12-09T14:12:11.22</dc:date>
    <meta:generator>OpenOffice/4.1.1$Win32 OpenOffice.org_project/411m6$Build-9775</meta:generator>
    <meta:editing-duration>PT2H58M14S</meta:editing-duration>
    <meta:editing-cycles>67</meta:editing-cycles>
    <meta:document-statistic meta:table-count="1" meta:image-count="2" meta:object-count="1" meta:page-count="1" meta:paragraph-count="13" meta:word-count="120" meta:character-count="803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sub>
                      <mi>x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sub>
                        <mi>x</mi>
                        <mn>0</mn>
                      </msub>
                      <mo stretchy="false">+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x(t) ~&lt;~ x_0 #
alignl 0, ~ если ~ x(t) ~&gt;~ x_0 + a}  right none
</annotation>
  </semantics>
</math>
</file>